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484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484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484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484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484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484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484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484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484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484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484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484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484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484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484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484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484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stefania Valentina Chacare Barcen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987655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tardo Jose Barcenas Marc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38023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3.72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8" meta:non-whitespace-character-count="1010"/>
    <meta:template xlink:type="simple" xlink:actuate="onRequest" xlink:title="Normal" xlink:href=""/>
  </office:meta>
</office:document-meta>
</file>